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esumen ED UD4</text:h>
      <text:p text:style-name="Text_20_body">La<text:span text:style-name="T1"> refactorización </text:span>es una disciplina técnica que trata de realizar pequeñas transformaciones en el código para mejorar la estructura sin cambiar el comportamiento o las funcionalidades. Presenta las siguientes ventajas: un diseño mejor, código más fácil de entender, mantenimiento más sencillo, mayor facilidad para encontrar errores, y programas más rápidos. Esto último también se llama optimización y es distinto de la refactorización sí el código no es más fácil de entender.</text:p>
      <text:p text:style-name="Text_20_body">La refactorización da problemas cuando trabajamos con bases de datos dónde tendremos que hacer una refactorización limitada según la base de datos y cuando trabajamos con interfaces públicas, dónde se recomienda mantener la interfaz vieja y la nueva.</text:p>
      <text:p text:style-name="Text_20_body">La refactorización se basa en una serie de patrones: Renombrado, insertar método, encapsular campos, mover clase, borrado seguro, cambiar parámetros, extraer interfaz o mover a nivel superior</text:p>
      <text:p text:style-name="Text_20_body">Para la refactorización se hace un análisis de código estático o lo que es lo mismo se evalúa el software sin ejecutarlo. Esto se puede hacer de manera manual (por una persona) o automática con una serie de reglas predefinidas. Ejemplos de programas que realizan análisis de código estático son FindBugs, PMD que funciona buscando patrones, errores de ejecución, código que no se ejecuta o código poco optimizado y CPD incluido en PMD y encargado de buscar código duplicado. </text:p>
      <text:p text:style-name="Text_20_body">Para ejecutar PMD en NetBeans hay que instalar el plugin de easyPMD, su uso se hace desde ventana/tareas y la configuración desde opciones/easyPMD/rulesets.</text:p>
      <text:p text:style-name="Text_20_body">El desarrollo guiado por pruebas(TDD) se basa en la refactorización y pruebas. En este proceso se implementan las pruebas y después se va implementando el sistema mediante versiones que irán pasando cada prueba. Al terminar la versión se llevará a cabo la refactorización para evitar código duplicado o eliminar redundancia.</text:p>
      <text:p text:style-name="Text_20_body">Por otro lado está el <text:span text:style-name="T1">control de versiones</text:span>. Una versión es una forma particular del software en un instante dado. Se denomina revisión cuando se refiere a la evolución en el tiempo de la versión. Las ventajas de trabajar con un control de versiones son muchas: Varios desarrolladores en un proyecto de forma simultánea, existe un sitio central donde almacenar el código, existe un historial de cambios, y se da la posibilidad de volver a una versión estable.</text:p>
      <text:p text:style-name="Text_20_body">Para el control de versiones tenemos en Java: CVS, Git y Mercurial y para otros lenguajes existe Darcs o SourceSafe además de VS Team Foundation Server para MS Visual Studio.</text:p>
      <text:p text:style-name="Text_20_body">Todos estos sistemas se basan en una estructura cliente-servidor, el servidor suele correr en un sistema operativo de la familia Unix y los clientes suelen ser un grupo de desarrolladores que trabajan concurrentemente y lo usan para comparar versiones, consultar el historial, recuperar una instantánea, o actualizar sus copias sin volver a descargar el proyecto completo. </text:p>
      <text:p text:style-name="Text_20_body">En esta estructura existe un repositorio o lugar de almacenamiento en el que hay módulos o directorios, además llamamos revisión a cada versión parcial, etiqueta a la información textual añadida y rama a las revisiones paralelas. </text:p>
      <text:p text:style-name="Text_20_body">Las órdenes que se suelen usar son Checkout para obtener copia, Update para actualizar nuestra copia respecto al repositorio, Commit para almacenar la copia en el repositorio, yabort para descartar los cambios de nuestra copia. </text:p>
      <text:p text:style-name="Text_20_body">El repositorio es la parte fundamental del sistema de control de versiones, almacena la información y los datos del proyecto, actúa como almacén general de versiones y permite que trabajemos en nuestra copia para al final sincronizarlo con el repositorio.</text:p>
      <text:p text:style-name="Text_20_body">La gestión de configuraciones de software (GCS) es un conjunto de actividades para gestionar los cambios en todo el ciclo de vida del software, está regulado por el IEEE828. </text:p>
      <text:p text:style-name="Text_20_body">Una configuración es una combinación de versiones de cada componente del sistema. Las tareas del GCS son: identificación, proporcionando estándares en documentos y esquemas; control de cambios, con evaluaciones y registros de cambios; auditorías, que garantizan unos cambios correctos; y generación de informes para garantizar la consistencia. Para el control de cambios disponemos de una línea base que sólo se modificará después de evaluar y aprobar los cambios. <text:soft-page-break/>Esto se hará mediante tres tipos de controles: control individual, antes de la aprobación; control organizado, para registrarlo formalmente, y control formal que se realiza durante el mantenimiento.</text:p>
      <text:p text:style-name="Text_20_body">Además las actividades del GCS se pueden dividir en: introducción, gestión, actividades, agenda, recursos y mantenimiento. </text:p>
      <text:p text:style-name="Text_20_body">La gestión de versiones se suele representar como un grafo, si el grafo es simple las versiones son correlativas, si es un árbol quiere decir que hay variantes y la numeración tendrá dos niveles, el primero será la variante y el segundo la versión. </text:p>
      <text:p text:style-name="Text_20_body">Se suelen usar los siguientes términos: Tronco es como se denomina la variante principal, cabeza es la última versión del tronco, ramas son las variantes secundarias, y Delta es el cambio entre las revisiones. </text:p>
      <text:p text:style-name="Text_20_body">El sistema debe proporcionar propagación de cambios pudiendo hacer el mismo cambio en varias variantes, debe permitir la fusión de variantes o Merge y además debe intentar aprovechar el espacio de almacenamiento para lo cual existen tres estrategias distintas: Deltas directos, en la que la primera versión se almacena completa y después solo se van guardando los cambios; deltas inversos, en la que la última versión es la que se almacena completa y del resto solo se almacenan los cambios; y marcado selectivo, en la que se almacena un texto refundido con todas las versiones como secuencia lineal. </text:p>
      <text:p text:style-name="Text_20_body">GCS también se ocupa de la gestión de entregas. Una entrega es un sistema preparado para usuarios externos y se compone de los ejecutables, archivos de configuración, archivos de datos, programas de instalación, documentación, y embalaje+publicidad.</text:p>
      <text:p text:style-name="Text_20_body">Para el control de versiones existen varias herramientas que podemos clasificar en entornos abiertos, si hacen uso de varias herramientas, por ejemplo un sistema que use para gestión de cambios Bugzilla, para gestión de versiones RCS o CVS y para construcción de sistema Make o Imake sería un entorno abierto. Como contraposición tenemos los entornos integrados en los que una herramienta dispone de todo, por ejemplo Rational qué cuenta con ClearQuest para gestión de cambios y ClearCase para gestión de versiones y construcción del sistema. Estos entornos integrados tienen las ventajas de una gestión de configuraciones integrada y un intercambio de datos sencillo. Después también tenemos herramientas integradas en el IDE. Por ejemplo para Visual Studio tenemos VS Team Foundation y como ejemplos Open Source tenemos CVS, SubVersion o Mercurial que pueden venir integrados en forma de plugin para IDEs como eclipse o NetBeans.</text:p>
      <text:p text:style-name="Text_20_body">Finalmente debemos hablar de la documentación. Es la explicación punto por punto para entender la finalidad del código. No hay que confundirlo con repetir lo que hace el código, más bien se trata de la explicación de por qué se hace. Su objetivo es la detección de errores y proporcionar una facilidad de mantenimiento. La herramienta más fácil y efectiva que tenemos para ello es el uso de comentarios. Los comentarios son anotaciones en el código que el compilador ignorará, se ponen para explicar el objetivo de una sentencia o para explicar la finalidad de un método o clase.</text:p>
      <text:p text:style-name="Text_20_body">En Java los comentarios pueden tomar 3 formas: Comentarios de una linea empiezan con doble barra (//), comentarios de varias lineas se encierran entre barra-estrella y estrella-barra(/* <text:span text:style-name="T1">/</text:span><text:span text:style-name="T2">) y comentarios Javadoc empiezan con barra-doble estrella y terminan con estrella-barra(/* */).</text:span></text:p>
      <text:p text:style-name="Text_20_body"><text:span text:style-name="T2">Trabajando con Javadoc tenemos unos comentarios obligatorios como son: </text:span></text:p>
      <text:list xml:id="list885024806891451248" text:style-name="L1">
        <text:list-item>
          <text:p text:style-name="P2"><text:span text:style-name="T2">Al inicio de clase, donde irán obligatoriamente los tags @author y @version y opcionalmente @see, @since y @deprecated.</text:span></text:p>
        </text:list-item>
        <text:list-item>
          <text:p text:style-name="P2"><text:span text:style-name="T2">Al inicio de un método, con @param, @return a no ser que sea void y @throws o @exception</text:span></text:p>
        </text:list-item>
        <text:list-item>
          <text:p text:style-name="P2"><text:span text:style-name="T2">Al inicio de una variable de clase</text:span></text:p>
        </text:list-item>
      </text:list>
      <text:p text:style-name="Text_20_body"><text:span text:style-name="T2">Además aunque no son obligatorios se recomienda poner comentarios antes de un código o fragmento poco claro como por ejemplo bucles anidados. Hay que tener en cuenta que Javadoc genera un documento para todos los métodos public y protected.</text:span></text:p>
      <text:p text:style-name="Text_20_body"><text:span text:style-name="T2">Como alternativa a Javadoc tenemos SchemeSpy y Doxygen que además generan esquemas y datos gráfic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73cm" fo:margin-bottom="1.0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er Diaz</meta:initial-creator>
    <meta:creation-date>2018-01-30T17:48:11.95</meta:creation-date>
    <dc:date>2018-03-20T17:36:30.45</dc:date>
    <dc:creator>Javier Diaz</dc:creator>
    <meta:editing-duration>PT8M51S</meta:editing-duration>
    <meta:editing-cycles>1</meta:editing-cycles>
    <meta:generator>OpenOffice/4.1.5$Win32 OpenOffice.org_project/415m1$Build-9789</meta:generator>
    <meta:document-statistic meta:table-count="0" meta:image-count="0" meta:object-count="0" meta:page-count="2" meta:paragraph-count="29" meta:word-count="1311" meta:character-count="8323"/>
  </office:meta>
</office:document-meta>
</file>